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693" officeooo:paragraph-rsid="0010b693"/>
    </style:style>
    <style:style style:name="P2" style:family="paragraph" style:parent-style-name="Standard">
      <style:text-properties officeooo:rsid="001228c4" officeooo:paragraph-rsid="001228c4"/>
    </style:style>
    <style:style style:name="P3" style:family="paragraph" style:parent-style-name="Standard">
      <style:text-properties officeooo:rsid="001390f3" officeooo:paragraph-rsid="001390f3"/>
    </style:style>
    <style:style style:name="P4" style:family="paragraph" style:parent-style-name="Standard">
      <style:text-properties officeooo:rsid="0014c552" officeooo:paragraph-rsid="0014c552"/>
    </style:style>
    <style:style style:name="P5" style:family="paragraph" style:parent-style-name="Standard">
      <style:text-properties officeooo:rsid="0015b7ec" officeooo:paragraph-rsid="0015b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CLASS « MOVING TO DEVOPS WITH DOCKER</text:p>
      <text:p text:style-name="P1"/>
      <text:p text:style-name="P1">DevOps : dev qui fait ce que les autres autres dev ne veulent pas faire.</text:p>
      <text:p text:style-name="P1">C’ets une culture qui va mettre l’emphase sur une colaboration, séparation néfaste, les gens doivent collaborer.</text:p>
      <text:p text:style-name="P1">Le changement est néfaste.</text:p>
      <text:p text:style-name="P1">Notion de culture de casser le mur : message et objectifs communs.</text:p>
      <text:p text:style-name="P1">Pour éviter de créer des tensions avec les ops une fois le dev en production.</text:p>
      <text:p text:style-name="P1"/>
      <text:p text:style-name="P1">Docker : conteneur. Concept de standardisation, quoi qu’on mette dedans, mon conteneur fera toujours la même taille.</text:p>
      <text:p text:style-name="P1"/>
      <text:p text:style-name="P2">Conteneur!= VM</text:p>
      <text:p text:style-name="P2">VM= machine virtuelle</text:p>
      <text:p text:style-name="P2"/>
      <text:p text:style-name="P3">Installation Docker :</text:p>
      <text:p text:style-name="P3">curl -fsSL <text:a xlink:type="simple" xlink:href="https://test.docker.com/" text:style-name="Internet_20_link" text:visited-style-name="Visited_20_Internet_20_Link">https://test.docker.com/</text:a> | sudo sh</text:p>
      <text:p text:style-name="P4">sudo usermod -aG docker $USER =&gt; pour éviter d’avoir à écrire « sudo » avant chaque commande</text:p>
      <text:p text:style-name="P4"/>
      <text:p text:style-name="P5">Infos :</text:p>
      <text:p text:style-name="P5">sudo docker info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4:41:56.993266368</meta:creation-date>
    <dc:date>2017-02-01T16:48:42.828875221</dc:date>
    <meta:editing-duration>PT16M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22" meta:character-count="727" meta:non-whitespace-character-count="619"/>
  </office:meta>
</office:document-meta>
</file>